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499cm"/>
          <style:tab-stop style:position="14.093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159cm"/>
          <style:tab-stop style:position="4.785cm" style:type="right"/>
          <style:tab-stop style:position="4.944cm"/>
          <style:tab-stop style:position="6.689cm" style:type="right"/>
          <style:tab-stop style:position="9.511cm"/>
          <style:tab-stop style:position="14.09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8.901cm" style:type="right"/>
          <style:tab-stop style:position="11.89cm" style:type="right"/>
          <style:tab-stop style:position="14.028cm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1.89cm" style:type="right"/>
          <style:tab-stop style:position="14.028cm" style:type="right"/>
        </style:tab-stops>
      </style:paragraph-properties>
    </style:style>
    <style:style style:name="P5" style:family="paragraph" style:parent-style-name="Standard">
      <style:paragraph-properties fo:margin-top="0.042cm" fo:margin-bottom="0cm" loext:contextual-spacing="false">
        <style:tab-stops>
          <style:tab-stop style:position="0.159cm"/>
          <style:tab-stop style:position="1.099cm"/>
        </style:tab-stops>
      </style:paragraph-properties>
    </style:style>
    <style:style style:name="P6" style:family="paragraph" style:parent-style-name="Standard">
      <style:paragraph-properties fo:margin-top="2.344cm" fo:margin-bottom="0cm" loext:contextual-spacing="false">
        <style:tab-stops>
          <style:tab-stop style:position="0.159cm"/>
          <style:tab-stop style:position="9.511cm"/>
          <style:tab-stop style:position="14.095cm" style:type="right"/>
        </style:tab-stops>
      </style:paragraph-properties>
    </style:style>
    <style:style style:name="P7" style:family="paragraph" style:parent-style-name="Standard">
      <style:paragraph-properties fo:margin-top="0.116cm" fo:margin-bottom="0cm" loext:contextual-spacing="false">
        <style:tab-stops>
          <style:tab-stop style:position="0.159cm"/>
          <style:tab-stop style:position="1.998cm"/>
          <style:tab-stop style:position="4.766cm"/>
          <style:tab-stop style:position="6.8cm"/>
          <style:tab-stop style:position="9.599cm"/>
          <style:tab-stop style:position="11.599cm"/>
          <style:tab-stop style:position="14.095cm" style:type="right"/>
        </style:tab-stops>
      </style:paragraph-properties>
    </style:style>
    <style:style style:name="P8" style:family="paragraph" style:parent-style-name="Standard">
      <style:paragraph-properties fo:margin-top="0.298cm" fo:margin-bottom="0cm" loext:contextual-spacing="false">
        <style:tab-stops>
          <style:tab-stop style:position="0.159cm"/>
          <style:tab-stop style:position="1.998cm"/>
          <style:tab-stop style:position="6.8cm"/>
          <style:tab-stop style:position="11.599cm"/>
          <style:tab-stop style:position="14.095cm" style:type="right"/>
        </style:tab-stops>
      </style:paragraph-properties>
    </style:style>
    <style:style style:name="P9" style:family="paragraph" style:parent-style-name="Standard">
      <style:paragraph-properties fo:margin-top="0.199cm" fo:margin-bottom="0cm" loext:contextual-spacing="false">
        <style:tab-stops>
          <style:tab-stop style:position="0.159cm"/>
          <style:tab-stop style:position="1.998cm"/>
          <style:tab-stop style:position="6.8cm"/>
          <style:tab-stop style:position="11.599cm"/>
          <style:tab-stop style:position="14.095cm" style:type="right"/>
        </style:tab-stops>
      </style:paragraph-properties>
    </style:style>
    <style:style style:name="P10" style:family="paragraph" style:parent-style-name="Standard">
      <style:paragraph-properties fo:margin-top="0.199cm" fo:margin-bottom="0cm" loext:contextual-spacing="false">
        <style:tab-stops>
          <style:tab-stop style:position="0.159cm"/>
          <style:tab-stop style:position="1.998cm"/>
          <style:tab-stop style:position="4.766cm"/>
          <style:tab-stop style:position="6.8cm"/>
          <style:tab-stop style:position="11.599cm"/>
          <style:tab-stop style:position="14.095cm" style:type="right"/>
        </style:tab-stops>
      </style:paragraph-properties>
    </style:style>
    <style:style style:name="P11" style:family="paragraph" style:parent-style-name="Standard">
      <style:paragraph-properties fo:margin-top="0.316cm" fo:margin-bottom="0cm" loext:contextual-spacing="false">
        <style:tab-stops>
          <style:tab-stop style:position="0.159cm"/>
          <style:tab-stop style:position="1.998cm"/>
          <style:tab-stop style:position="4.766cm"/>
          <style:tab-stop style:position="6.8cm"/>
          <style:tab-stop style:position="11.599cm"/>
          <style:tab-stop style:position="14.095cm" style:type="right"/>
        </style:tab-stops>
      </style:paragraph-properties>
    </style:style>
    <style:style style:name="P12" style:family="paragraph" style:parent-style-name="Standard">
      <style:paragraph-properties fo:margin-top="0.499cm" fo:margin-bottom="0cm" loext:contextual-spacing="false">
        <style:tab-stops>
          <style:tab-stop style:position="11.89cm" style:type="right"/>
          <style:tab-stop style:position="14.028cm" style:type="right"/>
        </style:tab-stops>
      </style:paragraph-properties>
    </style:style>
    <style:style style:name="P13" style:family="paragraph" style:parent-style-name="Standard">
      <style:paragraph-properties fo:margin-top="0.277cm" fo:margin-bottom="0cm" loext:contextual-spacing="false">
        <style:tab-stops>
          <style:tab-stop style:position="0.159cm"/>
          <style:tab-stop style:position="1.6cm"/>
        </style:tab-stops>
      </style:paragraph-properties>
    </style:style>
    <style:style style:name="P14" style:family="paragraph" style:parent-style-name="Standard">
      <style:paragraph-properties fo:margin-top="3.5cm" fo:margin-bottom="0cm" loext:contextual-spacing="false" fo:break-before="page">
        <style:tab-stops>
          <style:tab-stop style:position="0.159cm"/>
        </style:tab-stops>
      </style:paragraph-properties>
      <style:text-properties fo:color="#000000" style:font-name="Arial" fo:font-size="10pt" fo:font-weight="bold" style:font-size-asian="10pt" style:font-weight-asian="bold"/>
    </style:style>
    <style:style style:name="P15" style:family="paragraph" style:parent-style-name="Standard">
      <style:paragraph-properties fo:margin-top="3.5cm" fo:margin-bottom="0cm" loext:contextual-spacing="false">
        <style:tab-stops>
          <style:tab-stop style:position="0.159cm"/>
        </style:tab-stops>
      </style:paragraph-properties>
    </style:style>
    <style:style style:name="P16" style:family="paragraph" style:parent-style-name="Standard">
      <style:paragraph-properties fo:margin-top="0.504cm" fo:margin-bottom="0cm" loext:contextual-spacing="false">
        <style:tab-stops>
          <style:tab-stop style:position="0.159cm"/>
        </style:tab-stops>
      </style:paragraph-properties>
      <style:text-properties fo:color="#000000" style:font-name="Arial" fo:font-size="9pt" officeooo:rsid="000a29d2" officeooo:paragraph-rsid="000a29d2" style:font-size-asian="9pt"/>
    </style:style>
    <style:style style:name="P17" style:family="paragraph" style:parent-style-name="Standard">
      <style:paragraph-properties fo:margin-top="0.076cm" fo:margin-bottom="0cm" loext:contextual-spacing="false">
        <style:tab-stops>
          <style:tab-stop style:position="0.159cm"/>
        </style:tab-stops>
      </style:paragraph-properties>
      <style:text-properties fo:color="#000000" style:font-name="Arial" fo:font-size="8pt" style:font-size-asian="8pt"/>
    </style:style>
    <style:style style:name="P18" style:family="paragraph" style:parent-style-name="Standard">
      <style:paragraph-properties fo:margin-top="0.199cm" fo:margin-bottom="0cm" loext:contextual-spacing="false">
        <style:tab-stops>
          <style:tab-stop style:position="0.159cm"/>
          <style:tab-stop style:position="1.998cm"/>
          <style:tab-stop style:position="6.8cm"/>
          <style:tab-stop style:position="11.599cm"/>
          <style:tab-stop style:position="14.095cm" style:type="right"/>
        </style:tab-stops>
      </style:paragraph-properties>
      <style:text-properties officeooo:paragraph-rsid="000a29d2"/>
    </style:style>
    <style:style style:name="T1" style:family="text">
      <style:text-properties fo:color="#000000" style:font-name="Arial" fo:font-size="10pt" fo:font-weight="bold" style:font-size-asian="10pt" style:font-weight-asian="bold"/>
    </style:style>
    <style:style style:name="T2" style:family="text">
      <style:text-properties fo:color="#000000" style:font-name="Arial" fo:font-size="9pt" style:font-size-asian="9pt"/>
    </style:style>
    <style:style style:name="T3" style:family="text">
      <style:text-properties fo:color="#000000" style:font-name="Arial" fo:font-size="9pt" officeooo:rsid="000a29d2" style:font-size-asian="9pt"/>
    </style:style>
    <style:style style:name="T4" style:family="text">
      <style:text-properties fo:color="#000000" style:font-name="Arial" fo:font-size="12pt" fo:font-weight="bold" style:font-size-asian="12pt" style:font-weight-asian="bold"/>
    </style:style>
    <style:style style:name="T5" style:family="text">
      <style:text-properties fo:color="#000000" style:font-name="Arial" fo:font-size="8pt" fo:font-weight="bold" style:font-size-asian="8pt" style:font-weight-asian="bold"/>
    </style:style>
    <style:style style:name="T6" style:family="text">
      <style:text-properties fo:color="#000000" style:font-name="Arial" fo:font-size="8pt" style:font-size-asian="8pt"/>
    </style:style>
    <style:style style:name="T7" style:family="text">
      <style:text-properties fo:color="#000000" style:font-name="Arial" fo:font-size="8pt" officeooo:rsid="000a29d2" style:font-size-asian="8pt"/>
    </style:style>
    <style:style style:name="T8" style:family="text">
      <style:text-properties fo:color="#000000" style:font-name="Arial" fo:font-size="8pt" style:text-underline-style="solid" style:text-underline-width="auto" style:text-underline-color="font-color" fo:font-weight="bold" style:font-size-asian="8pt" style:font-weight-asian="bold"/>
    </style:style>
    <style:style style:name="T9" style:family="text">
      <style:text-properties officeooo:rsid="000a29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9">Muster</text:span> GmbH</text:p>
      <text:p text:style-name="P16">Musterstraße 123</text:p>
      <text:p text:style-name="P5"><text:span text:style-name="T2">5</text:span><text:span text:style-name="T3">xxxx</text:span><text:tab/><text:span text:style-name="T2">Köln</text:span></text:p>
      <text:p text:style-name="P6"><text:span text:style-name="T4">Rechnung</text:span><text:tab/><text:span text:style-name="T5">Kd-Nr:</text:span><text:tab/><text:span text:style-name="T7">xxxxx</text:span></text:p>
      <text:p text:style-name="P1"><text:tab/><text:span text:style-name="T5">Rechnungsnummer:</text:span><text:tab/><text:span text:style-name="T7">xxxxxxxxx</text:span></text:p>
      <text:p text:style-name="P2"><text:span text:style-name="T5">Rechnungszeitraum:</text:span><text:tab/><text:span text:style-name="T6">01.11.2015</text:span><text:tab/><text:span text:style-name="T6"> - </text:span><text:tab/><text:span text:style-name="T6">30.11.2015</text:span><text:tab/><text:span text:style-name="T5">Datum:</text:span><text:tab/><text:span text:style-name="T6">30.11.2015</text:span></text:p>
      <text:p text:style-name="P7"><text:span text:style-name="T8">Datum:</text:span><text:tab/><text:span text:style-name="T8">Von:</text:span><text:tab/><text:span text:style-name="T8">Über:</text:span><text:tab/><text:span text:style-name="T8">Nach:</text:span><text:tab/><text:span text:style-name="T8">Job:</text:span><text:tab/><text:span text:style-name="T8">FsNr:</text:span><text:tab/><text:span text:style-name="T8">Preis:</text:span></text:p>
      <text:p text:style-name="P8"><text:span text:style-name="T6">02.11.2015</text:span><text:tab/><text:span text:style-name="T6">foobar</text:span><text:tab/><text:span text:style-name="T6">muster gmbh</text:span><text:tab/><text:span text:style-name="T6">x</text:span><text:tab/><text:span text:style-name="T6">10,00 €</text:span></text:p>
      <text:p text:style-name="P9"><text:span text:style-name="T6">03.11.2015</text:span><text:tab/><text:span text:style-name="T6">muster gmbh-dialog</text:span><text:tab/><text:span text:style-name="T6">foobar+retour</text:span><text:tab/><text:span text:style-name="T6">x</text:span><text:tab/><text:span text:style-name="T6">20,00 €</text:span></text:p>
      <text:p text:style-name="P9"><text:span text:style-name="T6">04.11.2015</text:span><text:tab/><text:span text:style-name="T6">muster gmbh</text:span><text:tab/><text:span text:style-name="T6">foobar+retour</text:span><text:tab/><text:span text:style-name="T6">x</text:span><text:tab/><text:span text:style-name="T6">20,00 €</text:span></text:p>
      <text:p text:style-name="P9"><text:span text:style-name="T6">05.11.2015</text:span><text:tab/><text:span text:style-name="T6">foobar</text:span><text:tab/><text:span text:style-name="T6">muster gmbh-dialog</text:span><text:tab/><text:span text:style-name="T6">x</text:span><text:tab/><text:span text:style-name="T6">20,00 €</text:span></text:p>
      <text:p text:style-name="P10"><text:span text:style-name="T6">06.11.2015</text:span><text:tab/><text:span text:style-name="T6">muster gmbh-dialog</text:span><text:tab/><text:span text:style-name="T6">foobar</text:span><text:tab/><text:span text:style-name="T6">+retour</text:span><text:tab/><text:span text:style-name="T6">x</text:span><text:tab/><text:span text:style-name="T6">20,00 €</text:span></text:p>
      <text:p text:style-name="P9"><text:span text:style-name="T6">09.11.2015</text:span><text:tab/><text:span text:style-name="T6">muster gmbh</text:span><text:tab/><text:span text:style-name="T6">foobar+retour</text:span><text:tab/><text:span text:style-name="T6">x</text:span><text:tab/><text:span text:style-name="T6">20,00 €</text:span></text:p>
      <text:p text:style-name="P9"><text:span text:style-name="T6">10.11.2015</text:span><text:tab/><text:span text:style-name="T6">muster gmbh-dialog</text:span><text:tab/><text:span text:style-name="T6">foobar+retour</text:span><text:tab/><text:span text:style-name="T6">x</text:span><text:tab/><text:span text:style-name="T6">20,00 €</text:span></text:p>
      <text:p text:style-name="P9"><text:span text:style-name="T6">11.11.2015</text:span><text:tab/><text:span text:style-name="T6">muster gmbh</text:span><text:tab/><text:span text:style-name="T6">foobar+retour</text:span><text:tab/><text:span text:style-name="T6">x</text:span><text:tab/><text:span text:style-name="T6">20,00 €</text:span></text:p>
      <text:p text:style-name="P9"><text:span text:style-name="T6">12.11.2015</text:span><text:tab/><text:span text:style-name="T6">muster gmbh</text:span><text:tab/><text:span text:style-name="T6">foobar+retour</text:span><text:tab/><text:span text:style-name="T6">x</text:span><text:tab/><text:span text:style-name="T6">20,00 €</text:span></text:p>
      <text:p text:style-name="P9"><text:span text:style-name="T6">13.11.2015</text:span><text:tab/><text:span text:style-name="T6">muster gmbh</text:span><text:tab/><text:span text:style-name="T6">foobar+retour</text:span><text:tab/><text:span text:style-name="T6">x</text:span><text:tab/><text:span text:style-name="T6">20,00 €</text:span></text:p>
      <text:p text:style-name="P9"><text:span text:style-name="T6">16.11.2015</text:span><text:tab/><text:span text:style-name="T6">foobar</text:span><text:tab/><text:span text:style-name="T6">muster gmbh-dialog</text:span><text:tab/><text:span text:style-name="T6">x</text:span><text:tab/><text:span text:style-name="T6">10,00 €</text:span></text:p>
      <text:p text:style-name="P10"><text:span text:style-name="T6">17.11.2015</text:span><text:tab/><text:span text:style-name="T6">muster gmbh-dialog</text:span><text:tab/><text:span text:style-name="T6">foobar</text:span><text:tab/><text:span text:style-name="T6">+retour</text:span><text:tab/><text:span text:style-name="T6">x</text:span><text:tab/><text:span text:style-name="T6">20,00 €</text:span></text:p>
      <text:p text:style-name="P9"><text:span text:style-name="T6">18.11.2015</text:span><text:tab/><text:span text:style-name="T6">muster gmbh-dialog</text:span><text:tab/><text:span text:style-name="T6">foobar+retour</text:span><text:tab/><text:span text:style-name="T6">x</text:span><text:tab/><text:span text:style-name="T6">20,00 €</text:span></text:p>
      <text:p text:style-name="P9"><text:span text:style-name="T6">19.11.2015</text:span><text:tab/><text:span text:style-name="T6">muster gmbh</text:span><text:tab/><text:span text:style-name="T6">foobar+retour</text:span><text:tab/><text:span text:style-name="T6">x</text:span><text:tab/><text:span text:style-name="T6">20,00 €</text:span></text:p>
      <text:p text:style-name="P9"><text:span text:style-name="T6">20.11.2015</text:span><text:tab/><text:span text:style-name="T6">muster gmbh foobar</text:span><text:tab/><text:span text:style-name="T6">foobar+retour</text:span><text:tab/><text:span text:style-name="T6">x</text:span><text:tab/><text:span text:style-name="T6">20,00 €</text:span></text:p>
      <text:p text:style-name="P9"><text:span text:style-name="T6">23.11.2015</text:span><text:tab/><text:span text:style-name="T6">muster gmbh-dialog</text:span><text:tab/><text:span text:style-name="T6">foobar+retour</text:span><text:tab/><text:span text:style-name="T6">x</text:span><text:tab/><text:span text:style-name="T6">20,00 €</text:span></text:p>
      <text:p text:style-name="P9"><text:span text:style-name="T6">24.11.2015</text:span><text:tab/><text:span text:style-name="T6">muster gmbh-dialog</text:span><text:tab/><text:span text:style-name="T6">foobar+retour</text:span><text:tab/><text:span text:style-name="T6">x</text:span><text:tab/><text:span text:style-name="T6">20,00 €</text:span></text:p>
      <text:p text:style-name="P15"><text:soft-page-break/><text:span text:style-name="T1">muster gmbh</text:span></text:p>
      <text:p text:style-name="P16">Musterstraße 123</text:p>
      <text:p text:style-name="P5"><text:span text:style-name="T2">5</text:span><text:span text:style-name="T3">xxxx</text:span><text:tab/><text:span text:style-name="T2">Köln</text:span></text:p>
      <text:p text:style-name="P6"><text:span text:style-name="T4">Rechnung</text:span><text:tab/><text:span text:style-name="T5">Kd-Nr:</text:span><text:tab/><text:span text:style-name="T6">22083</text:span></text:p>
      <text:p text:style-name="P1"><text:tab/><text:span text:style-name="T5">Rechnungsnummer:</text:span><text:tab/><text:span text:style-name="T6">5134512</text:span></text:p>
      <text:p text:style-name="P2"><text:span text:style-name="T5">Rechnungszeitraum:</text:span><text:tab/><text:span text:style-name="T6">01.11.2015</text:span><text:tab/><text:span text:style-name="T6"> - </text:span><text:tab/><text:span text:style-name="T6">30.11.2015</text:span><text:tab/><text:span text:style-name="T5">Datum:</text:span><text:tab/><text:span text:style-name="T6">30.11.2015</text:span></text:p>
      <text:p text:style-name="P18"><text:span text:style-name="T6"/></text:p>
      <text:p text:style-name="P18"><text:span text:style-name="T6">25.11.2015</text:span><text:tab/><text:span text:style-name="T6">muster gmbh</text:span><text:tab/><text:span text:style-name="T6">foobar+retour</text:span><text:tab/><text:span text:style-name="T6">x</text:span><text:tab/><text:span text:style-name="T6">20,00 €</text:span></text:p>
      <text:p text:style-name="P18"><text:span text:style-name="T6">26.11.2015</text:span><text:tab/><text:span text:style-name="T6">muster gmbh-dialog</text:span><text:tab/><text:span text:style-name="T6">foobar+retour</text:span><text:tab/><text:span text:style-name="T6">x</text:span><text:tab/><text:span text:style-name="T6">20,00 €</text:span></text:p>
      <text:p text:style-name="P18"><text:span text:style-name="T6">27.11.2015</text:span><text:tab/><text:span text:style-name="T6">foobar</text:span><text:tab/><text:span text:style-name="T6">muster gmbh</text:span><text:tab/><text:span text:style-name="T6">x</text:span><text:tab/><text:span text:style-name="T6">10,00 €</text:span></text:p>
      <text:p text:style-name="P11"><text:span text:style-name="T6">30.11.2015</text:span><text:tab/><text:span text:style-name="T6">muster gmbh</text:span><text:tab/><text:span text:style-name="T6">retour</text:span><text:tab/><text:span text:style-name="T6">foobar</text:span><text:tab/><text:span text:style-name="T6">x</text:span><text:tab/><text:span text:style-name="T6">20,00 €</text:span></text:p>
      <text:p text:style-name="P12"><text:tab/><text:span text:style-name="T5">Summe :</text:span><text:tab/><text:span text:style-name="T6">390,00 €</text:span></text:p>
      <text:p text:style-name="P3"><text:tab/><text:span text:style-name="T5">19</text:span><text:tab/><text:span text:style-name="T5">% Mehrwertsteuer :</text:span><text:tab/><text:span text:style-name="T6">74,10 €</text:span></text:p>
      <text:p text:style-name="P4"><text:tab/><text:span text:style-name="T5">Gesamt :</text:span><text:tab/><text:span text:style-name="T5">464,10 €</text:span></text:p>
      <text:p text:style-name="P4"><text:tab/><text:span text:style-name="T5">2 <text:s/>% Skonto bei Einzugsermächtigung :</text:span><text:tab/><text:span text:style-name="T6">9,28 €</text:span></text:p>
      <text:p text:style-name="P4"><text:tab/><text:span text:style-name="T5">Gesamt nach Skonto :</text:span><text:tab/><text:span text:style-name="T5">454,82 €</text:span></text:p>
      <text:p text:style-name="P13"><text:span text:style-name="T6">zahlbar bis:</text:span><text:tab/><text:span text:style-name="T6">22.12.2015</text:span></text:p>
      <text:p text:style-name="P17">Bei Einzugsermächtigung wird der Betrag automatisch abgebucht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9:21:59.875033138</meta:creation-date>
    <dc:date>2016-03-30T09:28:13.871028176</dc:date>
    <meta:editing-duration>PT6M15S</meta:editing-duration>
    <meta:editing-cycles>1</meta:editing-cycles>
    <meta:document-statistic meta:table-count="0" meta:image-count="0" meta:object-count="0" meta:page-count="2" meta:paragraph-count="41" meta:word-count="230" meta:character-count="1575" meta:non-whitespace-character-count="1374"/>
    <meta:generator>LibreOffice/5.1.1.3$Linux_X86_64 LibreOffice_project/10m0$Build-3</meta:generator>
  </office:meta>
</office:document-meta>
</file>